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8.5cm" fo:margin-top="0cm" fo:margin-bottom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797cm" style:rel-column-width="452*"/>
    </style:style>
    <style:style style:name="Tabelle1.B" style:family="table-column">
      <style:table-column-properties style:column-width="0.7cm" style:rel-column-width="397*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2" style:family="table-row">
      <style:table-row-properties style:min-row-height="0.199cm" fo:background-color="transparent" fo:keep-together="auto">
        <style:background-image/>
      </style:table-row-properties>
    </style:style>
    <style:style style:name="Tabelle1.A2" style:family="table-cell">
      <style:table-cell-properties style:vertical-align="middle" fo:padding-left="0.049cm" fo:padding-right="0.049cm" fo:padding-top="0cm" fo:padding-bottom="0cm" fo:border="none"/>
    </style:style>
    <style:style style:name="Tabelle1.B2" style:family="table-cell">
      <style:table-cell-properties style:vertical-align="middle" fo:padding-left="0.049cm" fo:padding-right="0.049cm" fo:padding-top="0cm" fo:padding-bottom="0cm" fo:border="none"/>
    </style:style>
    <style:style style:name="Tabelle1.C2" style:family="table-cell">
      <style:table-cell-properties style:vertical-align="middle" fo:padding-left="0.049cm" fo:padding-right="0.049cm" fo:padding-top="0cm" fo:padding-bottom="0cm" fo:border="none"/>
    </style:style>
    <style:style style:name="Tabelle1.D2" style:family="table-cell">
      <style:table-cell-properties style:vertical-align="middle" fo:padding-left="0.049cm" fo:padding-right="0.049cm" fo:padding-top="0cm" fo:padding-bottom="0cm" fo:border="none"/>
    </style:style>
    <style:style style:name="Tabelle1.E2" style:family="table-cell">
      <style:table-cell-properties style:vertical-align="middle" fo:padding-left="0.049cm" fo:padding-right="0.049cm" fo:padding-top="0cm" fo:padding-bottom="0cm" fo:border="none"/>
    </style:style>
    <style:style style:name="Tabelle1.F2" style:family="table-cell">
      <style:table-cell-properties style:vertical-align="middle" fo:padding-left="0.049cm" fo:padding-right="0.049cm" fo:padding-top="0cm" fo:padding-bottom="0cm" fo:border="none"/>
    </style:style>
    <style:style style:name="Tabelle1.G2" style:family="table-cell">
      <style:table-cell-properties style:vertical-align="middle" fo:padding-left="0.049cm" fo:padding-right="0.049cm" fo:padding-top="0cm" fo:padding-bottom="0cm" fo:border="none"/>
    </style:style>
    <style:style style:name="Tabelle1.H2" style:family="table-cell">
      <style:table-cell-properties style:vertical-align="middle" fo:padding-left="0.049cm" fo:padding-right="0.049cm" fo:padding-top="0cm" fo:padding-bottom="0cm" fo:border="none"/>
    </style:style>
    <style:style style:name="Tabelle1.I2" style:family="table-cell">
      <style:table-cell-properties style:vertical-align="middle" fo:padding-left="0.049cm" fo:padding-right="0.049cm" fo:padding-top="0cm" fo:padding-bottom="0cm" fo:border="none"/>
    </style:style>
    <style:style style:name="Tabelle1.J2" style:family="table-cell">
      <style:table-cell-properties style:vertical-align="middle" fo:padding-left="0.049cm" fo:padding-right="0.049cm" fo:padding-top="0cm" fo:padding-bottom="0cm" fo:border="none"/>
    </style:style>
    <style:style style:name="Tabelle1.K2" style:family="table-cell">
      <style:table-cell-properties style:vertical-align="middle" fo:padding-left="0.049cm" fo:padding-right="0.049cm" fo:padding-top="0cm" fo:padding-bottom="0cm" fo:border="none"/>
    </style:style>
    <style:style style:name="Tabelle1.L2" style:family="table-cell">
      <style:table-cell-properties style:vertical-align="middle" fo:padding-left="0.049cm" fo:padding-right="0.049cm" fo:padding-top="0cm" fo:padding-bottom="0cm" fo:border="none"/>
    </style:style>
    <style:style style:name="Tabelle1.3" style:family="table-row">
      <style:table-row-properties style:min-row-height="0.529cm" fo:background-color="transparent" fo:keep-together="auto">
        <style:background-image/>
      </style:table-row-properties>
    </style:style>
    <style:style style:name="Tabelle1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1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1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2" style:family="table">
      <style:table-properties style:width="8.497cm" table:align="left"/>
    </style:style>
    <style:style style:name="Tabelle2.A" style:family="table-column">
      <style:table-column-properties style:column-width="0.504cm"/>
    </style:style>
    <style:style style:name="Tabelle2.B" style:family="table-column">
      <style:table-column-properties style:column-width="0.192cm"/>
    </style:style>
    <style:style style:name="Tabelle2.C" style:family="table-column">
      <style:table-column-properties style:column-width="3.007cm"/>
    </style:style>
    <style:style style:name="Tabelle2.D" style:family="table-column">
      <style:table-column-properties style:column-width="0.603cm"/>
    </style:style>
    <style:style style:name="Tabelle2.E" style:family="table-column">
      <style:table-column-properties style:column-width="0.499cm"/>
    </style:style>
    <style:style style:name="Tabelle2.F" style:family="table-column">
      <style:table-column-properties style:column-width="0.191cm"/>
    </style:style>
    <style:style style:name="Tabelle2.G" style:family="table-column">
      <style:table-column-properties style:column-width="3.5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cm" fo:border-left="none" fo:border-right="none" fo:border-top="none" fo:border-bottom="0.8pt dotted #000000"/>
    </style:style>
    <style:style style:name="Tabelle2.B2" style:family="table-cell">
      <style:table-cell-properties fo:padding="0cm" fo:border="none"/>
    </style:style>
    <style:style style:name="Tabelle3" style:family="table">
      <style:table-properties style:width="8.5cm" fo:margin-top="0cm" fo:margin-bottom="0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0.797cm" style:rel-column-width="452*"/>
    </style:style>
    <style:style style:name="Tabelle3.B" style:family="table-column">
      <style:table-column-properties style:column-width="0.7cm" style:rel-column-width="397*"/>
    </style:style>
    <style:style style:name="Tabelle3.1" style:family="table-row">
      <style:table-row-properties style:min-row-height="0.31cm" fo:background-color="transparent" fo:keep-together="auto">
        <style:background-image/>
      </style:table-row-properties>
    </style:style>
    <style:style style:name="Tabelle3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3.2" style:family="table-row">
      <style:table-row-properties style:min-row-height="0.199cm" fo:background-color="transparent" fo:keep-together="auto">
        <style:background-image/>
      </style:table-row-properties>
    </style:style>
    <style:style style:name="Tabelle3.A2" style:family="table-cell">
      <style:table-cell-properties style:vertical-align="middle" fo:padding-left="0.049cm" fo:padding-right="0.049cm" fo:padding-top="0cm" fo:padding-bottom="0cm" fo:border="none"/>
    </style:style>
    <style:style style:name="Tabelle3.B2" style:family="table-cell">
      <style:table-cell-properties style:vertical-align="middle" fo:padding-left="0.049cm" fo:padding-right="0.049cm" fo:padding-top="0cm" fo:padding-bottom="0cm" fo:border="none"/>
    </style:style>
    <style:style style:name="Tabelle3.C2" style:family="table-cell">
      <style:table-cell-properties style:vertical-align="middle" fo:padding-left="0.049cm" fo:padding-right="0.049cm" fo:padding-top="0cm" fo:padding-bottom="0cm" fo:border="none"/>
    </style:style>
    <style:style style:name="Tabelle3.D2" style:family="table-cell">
      <style:table-cell-properties style:vertical-align="middle" fo:padding-left="0.049cm" fo:padding-right="0.049cm" fo:padding-top="0cm" fo:padding-bottom="0cm" fo:border="none"/>
    </style:style>
    <style:style style:name="Tabelle3.E2" style:family="table-cell">
      <style:table-cell-properties style:vertical-align="middle" fo:padding-left="0.049cm" fo:padding-right="0.049cm" fo:padding-top="0cm" fo:padding-bottom="0cm" fo:border="none"/>
    </style:style>
    <style:style style:name="Tabelle3.F2" style:family="table-cell">
      <style:table-cell-properties style:vertical-align="middle" fo:padding-left="0.049cm" fo:padding-right="0.049cm" fo:padding-top="0cm" fo:padding-bottom="0cm" fo:border="none"/>
    </style:style>
    <style:style style:name="Tabelle3.G2" style:family="table-cell">
      <style:table-cell-properties style:vertical-align="middle" fo:padding-left="0.049cm" fo:padding-right="0.049cm" fo:padding-top="0cm" fo:padding-bottom="0cm" fo:border="none"/>
    </style:style>
    <style:style style:name="Tabelle3.H2" style:family="table-cell">
      <style:table-cell-properties style:vertical-align="middle" fo:padding-left="0.049cm" fo:padding-right="0.049cm" fo:padding-top="0cm" fo:padding-bottom="0cm" fo:border="none"/>
    </style:style>
    <style:style style:name="Tabelle3.I2" style:family="table-cell">
      <style:table-cell-properties style:vertical-align="middle" fo:padding-left="0.049cm" fo:padding-right="0.049cm" fo:padding-top="0cm" fo:padding-bottom="0cm" fo:border="none"/>
    </style:style>
    <style:style style:name="Tabelle3.J2" style:family="table-cell">
      <style:table-cell-properties style:vertical-align="middle" fo:padding-left="0.049cm" fo:padding-right="0.049cm" fo:padding-top="0cm" fo:padding-bottom="0cm" fo:border="none"/>
    </style:style>
    <style:style style:name="Tabelle3.K2" style:family="table-cell">
      <style:table-cell-properties style:vertical-align="middle" fo:padding-left="0.049cm" fo:padding-right="0.049cm" fo:padding-top="0cm" fo:padding-bottom="0cm" fo:border="none"/>
    </style:style>
    <style:style style:name="Tabelle3.L2" style:family="table-cell">
      <style:table-cell-properties style:vertical-align="middle" fo:padding-left="0.049cm" fo:padding-right="0.049cm" fo:padding-top="0cm" fo:padding-bottom="0cm" fo:border="none"/>
    </style:style>
    <style:style style:name="Tabelle3.3" style:family="table-row">
      <style:table-row-properties style:min-row-height="0.529cm" fo:background-color="transparent" fo:keep-together="auto">
        <style:background-image/>
      </style:table-row-properties>
    </style:style>
    <style:style style:name="Tabelle3.A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B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C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D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E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F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G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H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I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J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K3" style:family="table-cell">
      <style:table-cell-properties style:vertical-align="middle" fo:padding-left="0.049cm" fo:padding-right="0.049cm" fo:padding-top="0cm" fo:padding-bottom="0cm" fo:border-left="0.3pt solid #000000" fo:border-right="none" fo:border-top="0.3pt solid #000000" fo:border-bottom="0.3pt solid #000000"/>
    </style:style>
    <style:style style:name="Tabelle3.L3" style:family="table-cell">
      <style:table-cell-properties style:vertical-align="middle" fo:padding-left="0.049cm" fo:padding-right="0.049cm" fo:padding-top="0cm" fo:padding-bottom="0cm" fo:border="0.3pt solid #000000"/>
    </style:style>
    <style:style style:name="Tabelle3.A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B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C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D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E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F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G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H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I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J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K4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L4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3.A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B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C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D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E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F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G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H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I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J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K5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L5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Tabelle3.A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B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C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D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E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F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G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H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I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J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K6" style:family="table-cell">
      <style:table-cell-properties style:vertical-align="middle" fo:padding-left="0.049cm" fo:padding-right="0.049cm" fo:padding-top="0cm" fo:padding-bottom="0cm" fo:border-left="0.3pt solid #000000" fo:border-right="none" fo:border-top="none" fo:border-bottom="0.3pt solid #000000"/>
    </style:style>
    <style:style style:name="Tabelle3.L6" style:family="table-cell">
      <style:table-cell-properties style:vertical-align="middle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3d7174" style:font-size-asian="6pt" style:font-size-complex="6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50010" style:font-size-asian="10.5pt" style:font-size-complex="10.5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3d7174" style:font-size-asian="10.5pt" style:font-size-complex="10.5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50010" style:font-size-asian="2pt" style:font-size-complex="2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3d7174" style:font-size-asian="2pt" style:font-size-complex="2pt"/>
    </style:style>
    <style:style style:name="P6" style:family="paragraph" style:parent-style-name="Table_20_Contents">
      <style:paragraph-properties fo:text-align="start" style:justify-single-word="false"/>
      <style:text-properties fo:font-size="6pt" officeooo:rsid="00318297" officeooo:paragraph-rsid="003f3f3c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fo:font-size="6pt" officeooo:rsid="003f3f3c" officeooo:paragraph-rsid="003f3f3c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fo:font-size="6pt" officeooo:paragraph-rsid="003f3f3c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14pt" officeooo:paragraph-rsid="003f3f3c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officeooo:paragraph-rsid="003f3f3c"/>
    </style:style>
    <style:style style:name="P11" style:family="paragraph" style:parent-style-name="Paragraph_20_style">
      <style:text-properties officeooo:paragraph-rsid="0041be0f"/>
    </style:style>
    <style:style style:name="P12" style:family="paragraph" style:parent-style-name="Standard">
      <style:text-properties fo:font-size="6pt" style:font-size-asian="5.25pt" style:font-size-complex="6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3d7174" style:font-size-asian="6pt" style:font-size-complex="6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295076" officeooo:paragraph-rsid="0041be0f" style:font-size-asian="6pt" style:font-size-complex="6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41be0f" style:font-size-asian="2pt" style:font-size-complex="2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41be0f" style:font-size-asian="10.5pt" style:font-size-complex="10.5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41be0f" officeooo:paragraph-rsid="0041be0f" style:font-size-asian="10.5pt" style:font-size-complex="10.5pt"/>
    </style:style>
    <style:style style:name="P18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4pt" fo:font-style="normal" fo:text-shadow="none" style:text-underline-style="none" fo:font-weight="normal" officeooo:rsid="0027eda3" officeooo:paragraph-rsid="003d7174" style:font-name-asian="Liberation Serif1" style:font-size-asian="3.5pt" style:font-style-asian="normal" style:font-weight-asian="normal" style:font-name-complex="Liberation Serif1" style:font-size-complex="4pt" style:text-emphasize="none"/>
    </style:style>
    <style:style style:name="P19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7pt" fo:font-style="normal" fo:text-shadow="none" style:text-underline-style="none" fo:font-weight="normal" officeooo:rsid="000e8b74" officeooo:paragraph-rsid="003d7174" style:font-name-asian="Liberation Serif1" style:font-size-asian="7pt" style:font-style-asian="normal" style:font-weight-asian="normal" style:font-name-complex="Liberation Serif1" style:font-size-complex="7pt" style:text-emphasize="none"/>
    </style:style>
    <style:style style:name="P20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7pt" fo:font-style="normal" fo:text-shadow="none" style:text-underline-style="none" fo:font-weight="normal" officeooo:rsid="000e8b74" officeooo:paragraph-rsid="0027254c" style:font-name-asian="Liberation Serif1" style:font-size-asian="7pt" style:font-style-asian="normal" style:font-weight-asian="normal" style:font-name-complex="Liberation Serif1" style:font-size-complex="7pt" style:text-emphasize="none"/>
    </style:style>
    <style:style style:name="P21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none" style:text-line-through-type="none" style:font-name="Liberation Serif1" fo:font-size="7pt" fo:font-style="normal" fo:text-shadow="none" style:text-underline-style="none" fo:font-weight="normal" officeooo:rsid="000e8b74" officeooo:paragraph-rsid="0041be0f" style:font-name-asian="Liberation Serif1" style:font-size-asian="7pt" style:font-style-asian="normal" style:font-weight-asian="normal" style:font-name-complex="Liberation Serif1" style:font-size-complex="7pt" style:text-emphasize="none"/>
    </style:style>
    <style:style style:name="P22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outline="false" style:text-line-through-style="solid" style:text-line-through-type="single" style:font-name="Liberation Serif1" fo:font-size="6pt" fo:font-style="normal" fo:text-shadow="none" style:text-underline-style="none" fo:font-weight="normal" officeooo:rsid="0027eda3" officeooo:paragraph-rsid="0027eda3" style:font-name-asian="Liberation Serif1" style:font-size-asian="5.25pt" style:font-style-asian="normal" style:font-weight-asian="normal" style:font-name-complex="Liberation Serif1" style:font-size-complex="6pt" style:text-emphasize="none"/>
    </style:style>
    <style:style style:name="P23" style:family="paragraph" style:parent-style-name="Standard">
      <style:paragraph-properties fo:text-align="start" style:justify-single-word="false" style:writing-mode="lr-tb">
        <style:tab-stops/>
      </style:paragraph-properties>
      <style:text-properties officeooo:paragraph-rsid="0041be0f"/>
    </style:style>
    <style:style style:name="T1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2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0e8b74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3" style:family="text">
      <style:text-properties style:text-outline="false" style:text-line-through-style="solid" style:text-line-through-type="singl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4" style:family="text">
      <style:text-properties officeooo:rsid="003d71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.</text:p>
      <table:table table:name="Tabelle1" table:style-name="Tabelle1">
        <table:table-column table:style-name="Tabelle1.A"/>
        <table:table-column table:style-name="Tabelle1.B" table:number-columns-repeated="11"/>
        <table:table-row table:style-name="Tabelle1.1">
          <table:table-cell table:style-name="Tabelle1.A1" table:number-columns-spanned="12" office:value-type="string">
            <text:p text:style-name="P1"/>
            <text:p text:style-name="P1"/>
            <text:p text:style-name="P1"><text:span text:style-name="T4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/>
          </table:table-cell>
          <table:table-cell table:style-name="Tabelle1.E2" office:value-type="string">
            <text:p text:style-name="P5"/>
          </table:table-cell>
          <table:table-cell table:style-name="Tabelle1.F2" office:value-type="string">
            <text:p text:style-name="P5"/>
          </table:table-cell>
          <table:table-cell table:style-name="Tabelle1.G2" office:value-type="string">
            <text:p text:style-name="P5"/>
          </table:table-cell>
          <table:table-cell table:style-name="Tabelle1.H2" office:value-type="string">
            <text:p text:style-name="P5"/>
          </table:table-cell>
          <table:table-cell table:style-name="Tabelle1.I2" office:value-type="string">
            <text:p text:style-name="P5"/>
          </table:table-cell>
          <table:table-cell table:style-name="Tabelle1.J2" office:value-type="string">
            <text:p text:style-name="P5"/>
          </table:table-cell>
          <table:table-cell table:style-name="Tabelle1.K2" office:value-type="string">
            <text:p text:style-name="P5"/>
          </table:table-cell>
          <table:table-cell table:style-name="Tabelle1.L2" office:value-type="string">
            <text:p text:style-name="P5"/>
          </table:table-cell>
        </table:table-row>
        <table:table-row table:style-name="Tabelle1.3">
          <table:table-cell table:style-name="Tabelle1.A3" office:value-type="string">
            <text:p text:style-name="P3">J</text:p>
          </table:table-cell>
          <table:table-cell table:style-name="Tabelle1.B3" office:value-type="string">
            <text:p text:style-name="P3">F</text:p>
          </table:table-cell>
          <table:table-cell table:style-name="Tabelle1.C3" office:value-type="string">
            <text:p text:style-name="P3">M</text:p>
          </table:table-cell>
          <table:table-cell table:style-name="Tabelle1.D3" office:value-type="string">
            <text:p text:style-name="P3">A</text:p>
          </table:table-cell>
          <table:table-cell table:style-name="Tabelle1.E3" office:value-type="string">
            <text:p text:style-name="P3">M</text:p>
          </table:table-cell>
          <table:table-cell table:style-name="Tabelle1.F3" office:value-type="string">
            <text:p text:style-name="P3">J</text:p>
          </table:table-cell>
          <table:table-cell table:style-name="Tabelle1.G3" office:value-type="string">
            <text:p text:style-name="P3">J</text:p>
          </table:table-cell>
          <table:table-cell table:style-name="Tabelle1.H3" office:value-type="string">
            <text:p text:style-name="P3">A</text:p>
          </table:table-cell>
          <table:table-cell table:style-name="Tabelle1.I3" office:value-type="string">
            <text:p text:style-name="P3">S</text:p>
          </table:table-cell>
          <table:table-cell table:style-name="Tabelle1.J3" office:value-type="string">
            <text:p text:style-name="P3">O</text:p>
          </table:table-cell>
          <table:table-cell table:style-name="Tabelle1.K3" office:value-type="string">
            <text:p text:style-name="P3">N</text:p>
          </table:table-cell>
          <table:table-cell table:style-name="Tabelle1.L3" office:value-type="string">
            <text:p text:style-name="P3">D</text:p>
          </table:table-cell>
        </table:table-row>
        <table:table-row table:style-name="Tabelle1.3">
          <table:table-cell table:style-name="Tabelle1.A4" office:value-type="string">
            <text:p text:style-name="P19">○○○○<text:line-break/>○○○○<text:line-break/>○○○○<text:line-break/>○○○○</text:p>
          </table:table-cell>
          <table:table-cell table:style-name="Tabelle1.B4" office:value-type="string">
            <text:p text:style-name="P19">○○○○<text:line-break/>○○○○<text:line-break/>○○○○<text:line-break/>○○○○</text:p>
          </table:table-cell>
          <table:table-cell table:style-name="Tabelle1.C4" office:value-type="string">
            <text:p text:style-name="P19">○○○○<text:line-break/>○○○○<text:line-break/>○○○○<text:line-break/>○○○○</text:p>
          </table:table-cell>
          <table:table-cell table:style-name="Tabelle1.D4" office:value-type="string">
            <text:p text:style-name="P19">○○○○<text:line-break/>○○○○<text:line-break/>○○○○<text:line-break/>○○○○</text:p>
          </table:table-cell>
          <table:table-cell table:style-name="Tabelle1.E4" office:value-type="string">
            <text:p text:style-name="P19">○○○○<text:line-break/>○○○○<text:line-break/>○○○○<text:line-break/>○○○○</text:p>
          </table:table-cell>
          <table:table-cell table:style-name="Tabelle1.F4" office:value-type="string">
            <text:p text:style-name="P19">○○○○<text:line-break/>○○○○<text:line-break/>○○○○<text:line-break/>○○○○</text:p>
          </table:table-cell>
          <table:table-cell table:style-name="Tabelle1.G4" office:value-type="string">
            <text:p text:style-name="P19">○○○○<text:line-break/>○○○○<text:line-break/>○○○○<text:line-break/>○○○○</text:p>
          </table:table-cell>
          <table:table-cell table:style-name="Tabelle1.H4" office:value-type="string">
            <text:p text:style-name="P19">○○○○<text:line-break/>○○○○<text:line-break/>○○○○<text:line-break/>○○○○</text:p>
          </table:table-cell>
          <table:table-cell table:style-name="Tabelle1.I4" office:value-type="string">
            <text:p text:style-name="P19">○○○○<text:line-break/>○○○○<text:line-break/>○○○○<text:line-break/>○○○○</text:p>
          </table:table-cell>
          <table:table-cell table:style-name="Tabelle1.J4" office:value-type="string">
            <text:p text:style-name="P19">○○○○<text:line-break/>○○○○<text:line-break/>○○○○<text:line-break/>○○○○</text:p>
          </table:table-cell>
          <table:table-cell table:style-name="Tabelle1.K4" office:value-type="string">
            <text:p text:style-name="P19">○○○○<text:line-break/>○○○○<text:line-break/>○○○○<text:line-break/>○○○○</text:p>
          </table:table-cell>
          <table:table-cell table:style-name="Tabelle1.L4" office:value-type="string">
            <text:p text:style-name="P19">○○○○<text:line-break/>○○○○<text:line-break/>○○○○<text:line-break/>○○○○</text:p>
          </table:table-cell>
        </table:table-row>
        <table:table-row table:style-name="Tabelle1.3">
          <table:table-cell table:style-name="Tabelle1.A5" office:value-type="string">
            <text:p text:style-name="P19">○○○○<text:line-break/>○○○○<text:line-break/>○○○○<text:line-break/>○○○○</text:p>
          </table:table-cell>
          <table:table-cell table:style-name="Tabelle1.B5" office:value-type="string">
            <text:p text:style-name="P19">○○○○<text:line-break/>○○○○<text:line-break/>○○○○<text:line-break/>○○○○</text:p>
          </table:table-cell>
          <table:table-cell table:style-name="Tabelle1.C5" office:value-type="string">
            <text:p text:style-name="P19">○○○○<text:line-break/>○○○○<text:line-break/>○○○○<text:line-break/>○○○○</text:p>
          </table:table-cell>
          <table:table-cell table:style-name="Tabelle1.D5" office:value-type="string">
            <text:p text:style-name="P19">○○○○<text:line-break/>○○○○<text:line-break/>○○○○<text:line-break/>○○○○</text:p>
          </table:table-cell>
          <table:table-cell table:style-name="Tabelle1.E5" office:value-type="string">
            <text:p text:style-name="P19">○○○○<text:line-break/>○○○○<text:line-break/>○○○○<text:line-break/>○○○○</text:p>
          </table:table-cell>
          <table:table-cell table:style-name="Tabelle1.F5" office:value-type="string">
            <text:p text:style-name="P19">○○○○<text:line-break/>○○○○<text:line-break/>○○○○<text:line-break/>○○○○</text:p>
          </table:table-cell>
          <table:table-cell table:style-name="Tabelle1.G5" office:value-type="string">
            <text:p text:style-name="P19">○○○○<text:line-break/>○○○○<text:line-break/>○○○○<text:line-break/>○○○○</text:p>
          </table:table-cell>
          <table:table-cell table:style-name="Tabelle1.H5" office:value-type="string">
            <text:p text:style-name="P19">○○○○<text:line-break/>○○○○<text:line-break/>○○○○<text:line-break/>○○○○</text:p>
          </table:table-cell>
          <table:table-cell table:style-name="Tabelle1.I5" office:value-type="string">
            <text:p text:style-name="P19">○○○○<text:line-break/>○○○○<text:line-break/>○○○○<text:line-break/>○○○○</text:p>
          </table:table-cell>
          <table:table-cell table:style-name="Tabelle1.J5" office:value-type="string">
            <text:p text:style-name="P19">○○○○<text:line-break/>○○○○<text:line-break/>○○○○<text:line-break/>○○○○</text:p>
          </table:table-cell>
          <table:table-cell table:style-name="Tabelle1.K5" office:value-type="string">
            <text:p text:style-name="P19">○○○○<text:line-break/>○○○○<text:line-break/>○○○○<text:line-break/>○○○○</text:p>
          </table:table-cell>
          <table:table-cell table:style-name="Tabelle1.L5" office:value-type="string">
            <text:p text:style-name="P19">○○○○<text:line-break/>○○○○<text:line-break/>○○○○<text:line-break/>○○○○</text:p>
          </table:table-cell>
        </table:table-row>
        <table:table-row table:style-name="Tabelle1.3">
          <table:table-cell table:style-name="Tabelle1.A6" office:value-type="string">
            <text:p text:style-name="P19">○○○○<text:line-break/>○○○○<text:line-break/>○○○○<text:line-break/>○○○○</text:p>
          </table:table-cell>
          <table:table-cell table:style-name="Tabelle1.B6" office:value-type="string">
            <text:p text:style-name="P19">○○○○<text:line-break/>○○○○<text:line-break/>○○○○<text:line-break/>○○○○</text:p>
          </table:table-cell>
          <table:table-cell table:style-name="Tabelle1.C6" office:value-type="string">
            <text:p text:style-name="P19">○○○○<text:line-break/>○○○○<text:line-break/>○○○○<text:line-break/>○○○○</text:p>
          </table:table-cell>
          <table:table-cell table:style-name="Tabelle1.D6" office:value-type="string">
            <text:p text:style-name="P19">○○○○<text:line-break/>○○○○<text:line-break/>○○○○<text:line-break/>○○○○</text:p>
          </table:table-cell>
          <table:table-cell table:style-name="Tabelle1.E6" office:value-type="string">
            <text:p text:style-name="P19">○○○○<text:line-break/>○○○○<text:line-break/>○○○○<text:line-break/>○○○○</text:p>
          </table:table-cell>
          <table:table-cell table:style-name="Tabelle1.F6" office:value-type="string">
            <text:p text:style-name="P19">○○○○<text:line-break/>○○○○<text:line-break/>○○○○<text:line-break/>○○○○</text:p>
          </table:table-cell>
          <table:table-cell table:style-name="Tabelle1.G6" office:value-type="string">
            <text:p text:style-name="P19">○○○○<text:line-break/>○○○○<text:line-break/>○○○○<text:line-break/>○○○○</text:p>
          </table:table-cell>
          <table:table-cell table:style-name="Tabelle1.H6" office:value-type="string">
            <text:p text:style-name="P19">○○○○<text:line-break/>○○○○<text:line-break/>○○○○<text:line-break/>○○○○</text:p>
          </table:table-cell>
          <table:table-cell table:style-name="Tabelle1.I6" office:value-type="string">
            <text:p text:style-name="P19">○○○○<text:line-break/>○○○○<text:line-break/>○○○○<text:line-break/>○○○○</text:p>
          </table:table-cell>
          <table:table-cell table:style-name="Tabelle1.J6" office:value-type="string">
            <text:p text:style-name="P19">○○○○<text:line-break/>○○○○<text:line-break/>○○○○<text:line-break/>○○○○</text:p>
          </table:table-cell>
          <table:table-cell table:style-name="Tabelle1.K6" office:value-type="string">
            <text:p text:style-name="P19">○○○○<text:line-break/>○○○○<text:line-break/>○○○○<text:line-break/>○○○○</text:p>
          </table:table-cell>
          <table:table-cell table:style-name="Tabelle1.L6" office:value-type="string">
            <text:p text:style-name="P19">○○○○<text:line-break/>○○○○<text:line-break/>○○○○<text:line-break/>○○○○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 table:number-columns-repeated="11"/>
        <table:table-row table:style-name="Tabelle3.1">
          <table:table-cell table:style-name="Tabelle3.A1" table:number-columns-spanned="12" office:value-type="string">
            <text:p text:style-name="P14"/>
            <text:p text:style-name="P14"/>
            <text:p text:style-name="P14"><text:span text:style-name="T4">T</text:span>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2" office:value-type="string">
            <text:p text:style-name="P15"/>
          </table:table-cell>
          <table:table-cell table:style-name="Tabelle3.B2" office:value-type="string">
            <text:p text:style-name="P15"/>
          </table:table-cell>
          <table:table-cell table:style-name="Tabelle3.C2" office:value-type="string">
            <text:p text:style-name="P15"/>
          </table:table-cell>
          <table:table-cell table:style-name="Tabelle3.D2" office:value-type="string">
            <text:p text:style-name="P15"/>
          </table:table-cell>
          <table:table-cell table:style-name="Tabelle3.E2" office:value-type="string">
            <text:p text:style-name="P15"/>
          </table:table-cell>
          <table:table-cell table:style-name="Tabelle3.F2" office:value-type="string">
            <text:p text:style-name="P15"/>
          </table:table-cell>
          <table:table-cell table:style-name="Tabelle3.G2" office:value-type="string">
            <text:p text:style-name="P15"/>
          </table:table-cell>
          <table:table-cell table:style-name="Tabelle3.H2" office:value-type="string">
            <text:p text:style-name="P15"/>
          </table:table-cell>
          <table:table-cell table:style-name="Tabelle3.I2" office:value-type="string">
            <text:p text:style-name="P15"/>
          </table:table-cell>
          <table:table-cell table:style-name="Tabelle3.J2" office:value-type="string">
            <text:p text:style-name="P15"/>
          </table:table-cell>
          <table:table-cell table:style-name="Tabelle3.L2" office:value-type="string">
            <text:p text:style-name="P15"/>
          </table:table-cell>
          <table:table-cell table:style-name="Tabelle3.L2" office:value-type="string">
            <text:p text:style-name="P15"/>
          </table:table-cell>
        </table:table-row>
        <table:table-row table:style-name="Tabelle3.3">
          <table:table-cell table:style-name="Tabelle3.A3" office:value-type="string">
            <text:p text:style-name="P16">J</text:p>
          </table:table-cell>
          <table:table-cell table:style-name="Tabelle3.B3" office:value-type="string">
            <text:p text:style-name="P16">F</text:p>
          </table:table-cell>
          <table:table-cell table:style-name="Tabelle3.C3" office:value-type="string">
            <text:p text:style-name="P16">M</text:p>
          </table:table-cell>
          <table:table-cell table:style-name="Tabelle3.D3" office:value-type="string">
            <text:p text:style-name="P16">A</text:p>
          </table:table-cell>
          <table:table-cell table:style-name="Tabelle3.E3" office:value-type="string">
            <text:p text:style-name="P16">M</text:p>
          </table:table-cell>
          <table:table-cell table:style-name="Tabelle3.F3" office:value-type="string">
            <text:p text:style-name="P16">J</text:p>
          </table:table-cell>
          <table:table-cell table:style-name="Tabelle3.G3" office:value-type="string">
            <text:p text:style-name="P16">J</text:p>
          </table:table-cell>
          <table:table-cell table:style-name="Tabelle3.H3" office:value-type="string">
            <text:p text:style-name="P16">A</text:p>
          </table:table-cell>
          <table:table-cell table:style-name="Tabelle3.I3" office:value-type="string">
            <text:p text:style-name="P16">S</text:p>
          </table:table-cell>
          <table:table-cell table:style-name="Tabelle3.J3" office:value-type="string">
            <text:p text:style-name="P16">O</text:p>
          </table:table-cell>
          <table:table-cell table:style-name="Tabelle3.K3" office:value-type="string">
            <text:p text:style-name="P16">N</text:p>
          </table:table-cell>
          <table:table-cell table:style-name="Tabelle3.L3" office:value-type="string">
            <text:p text:style-name="P17">D</text:p>
          </table:table-cell>
        </table:table-row>
        <table:table-row table:style-name="Tabelle3.3">
          <table:table-cell table:style-name="Tabelle3.A4" office:value-type="string">
            <text:p text:style-name="P21">○○○○<text:line-break/>○○○○<text:line-break/>○○○○<text:line-break/>○○○○</text:p>
          </table:table-cell>
          <table:table-cell table:style-name="Tabelle3.B4" office:value-type="string">
            <text:p text:style-name="P21">○○○○<text:line-break/>○○○○<text:line-break/>○○○○<text:line-break/>○○○○</text:p>
          </table:table-cell>
          <table:table-cell table:style-name="Tabelle3.C4" office:value-type="string">
            <text:p text:style-name="P21">○○○○<text:line-break/>○○○○<text:line-break/>○○○○<text:line-break/>○○○○</text:p>
          </table:table-cell>
          <table:table-cell table:style-name="Tabelle3.D4" office:value-type="string">
            <text:p text:style-name="P21">○○○○<text:line-break/>○○○○<text:line-break/>○○○○<text:line-break/>○○○○</text:p>
          </table:table-cell>
          <table:table-cell table:style-name="Tabelle3.E4" office:value-type="string">
            <text:p text:style-name="P21">○○○○<text:line-break/>○○○○<text:line-break/>○○○○<text:line-break/>○○○○</text:p>
          </table:table-cell>
          <table:table-cell table:style-name="Tabelle3.F4" office:value-type="string">
            <text:p text:style-name="P21">○○○○<text:line-break/>○○○○<text:line-break/>○○○○<text:line-break/>○○○○</text:p>
          </table:table-cell>
          <table:table-cell table:style-name="Tabelle3.G4" office:value-type="string">
            <text:p text:style-name="P21">○○○○<text:line-break/>○○○○<text:line-break/>○○○○<text:line-break/>○○○○</text:p>
          </table:table-cell>
          <table:table-cell table:style-name="Tabelle3.H4" office:value-type="string">
            <text:p text:style-name="P21">○○○○<text:line-break/>○○○○<text:line-break/>○○○○<text:line-break/>○○○○</text:p>
          </table:table-cell>
          <table:table-cell table:style-name="Tabelle3.I4" office:value-type="string">
            <text:p text:style-name="P21">○○○○<text:line-break/>○○○○<text:line-break/>○○○○<text:line-break/>○○○○</text:p>
          </table:table-cell>
          <table:table-cell table:style-name="Tabelle3.J4" office:value-type="string">
            <text:p text:style-name="P21">○○○○<text:line-break/>○○○○<text:line-break/>○○○○<text:line-break/>○○○○</text:p>
          </table:table-cell>
          <table:table-cell table:style-name="Tabelle3.K4" office:value-type="string">
            <text:p text:style-name="P21">○○○○<text:line-break/>○○○○<text:line-break/>○○○○<text:line-break/>○○○○</text:p>
          </table:table-cell>
          <table:table-cell table:style-name="Tabelle3.L4" office:value-type="string">
            <text:p text:style-name="P21">○○○○<text:line-break/>○○○○<text:line-break/>○○○○<text:line-break/>○○○○</text:p>
          </table:table-cell>
        </table:table-row>
        <table:table-row table:style-name="Tabelle3.3">
          <table:table-cell table:style-name="Tabelle3.A5" office:value-type="string">
            <text:p text:style-name="P21">○○○○<text:line-break/>○○○○<text:line-break/>○○○○<text:line-break/>○○○○</text:p>
          </table:table-cell>
          <table:table-cell table:style-name="Tabelle3.B5" office:value-type="string">
            <text:p text:style-name="P21">○○○○<text:line-break/>○○○○<text:line-break/>○○○○<text:line-break/>○○○○</text:p>
          </table:table-cell>
          <table:table-cell table:style-name="Tabelle3.C5" office:value-type="string">
            <text:p text:style-name="P21">○○○○<text:line-break/>○○○○<text:line-break/>○○○○<text:line-break/>○○○○</text:p>
          </table:table-cell>
          <table:table-cell table:style-name="Tabelle3.D5" office:value-type="string">
            <text:p text:style-name="P21">○○○○<text:line-break/>○○○○<text:line-break/>○○○○<text:line-break/>○○○○</text:p>
          </table:table-cell>
          <table:table-cell table:style-name="Tabelle3.E5" office:value-type="string">
            <text:p text:style-name="P21">○○○○<text:line-break/>○○○○<text:line-break/>○○○○<text:line-break/>○○○○</text:p>
          </table:table-cell>
          <table:table-cell table:style-name="Tabelle3.F5" office:value-type="string">
            <text:p text:style-name="P21">○○○○<text:line-break/>○○○○<text:line-break/>○○○○<text:line-break/>○○○○</text:p>
          </table:table-cell>
          <table:table-cell table:style-name="Tabelle3.G5" office:value-type="string">
            <text:p text:style-name="P21">○○○○<text:line-break/>○○○○<text:line-break/>○○○○<text:line-break/>○○○○</text:p>
          </table:table-cell>
          <table:table-cell table:style-name="Tabelle3.H5" office:value-type="string">
            <text:p text:style-name="P21">○○○○<text:line-break/>○○○○<text:line-break/>○○○○<text:line-break/>○○○○</text:p>
          </table:table-cell>
          <table:table-cell table:style-name="Tabelle3.I5" office:value-type="string">
            <text:p text:style-name="P21">○○○○<text:line-break/>○○○○<text:line-break/>○○○○<text:line-break/>○○○○</text:p>
          </table:table-cell>
          <table:table-cell table:style-name="Tabelle3.J5" office:value-type="string">
            <text:p text:style-name="P21">○○○○<text:line-break/>○○○○<text:line-break/>○○○○<text:line-break/>○○○○</text:p>
          </table:table-cell>
          <table:table-cell table:style-name="Tabelle3.K5" office:value-type="string">
            <text:p text:style-name="P21">○○○○<text:line-break/>○○○○<text:line-break/>○○○○<text:line-break/>○○○○</text:p>
          </table:table-cell>
          <table:table-cell table:style-name="Tabelle3.L5" office:value-type="string">
            <text:p text:style-name="P21">○○○○<text:line-break/>○○○○<text:line-break/>○○○○<text:line-break/>○○○○</text:p>
          </table:table-cell>
        </table:table-row>
        <table:table-row table:style-name="Tabelle3.3">
          <table:table-cell table:style-name="Tabelle3.A6" office:value-type="string">
            <text:p text:style-name="P21">○○○○<text:line-break/>○○○○<text:line-break/>○○○○<text:line-break/>○○○○</text:p>
          </table:table-cell>
          <table:table-cell table:style-name="Tabelle3.B6" office:value-type="string">
            <text:p text:style-name="P21">○○○○<text:line-break/>○○○○<text:line-break/>○○○○<text:line-break/>○○○○</text:p>
          </table:table-cell>
          <table:table-cell table:style-name="Tabelle3.C6" office:value-type="string">
            <text:p text:style-name="P21">○○○○<text:line-break/>○○○○<text:line-break/>○○○○<text:line-break/>○○○○</text:p>
          </table:table-cell>
          <table:table-cell table:style-name="Tabelle3.D6" office:value-type="string">
            <text:p text:style-name="P21">○○○○<text:line-break/>○○○○<text:line-break/>○○○○<text:line-break/>○○○○</text:p>
          </table:table-cell>
          <table:table-cell table:style-name="Tabelle3.E6" office:value-type="string">
            <text:p text:style-name="P21">○○○○<text:line-break/>○○○○<text:line-break/>○○○○<text:line-break/>○○○○</text:p>
          </table:table-cell>
          <table:table-cell table:style-name="Tabelle3.F6" office:value-type="string">
            <text:p text:style-name="P21">○○○○<text:line-break/>○○○○<text:line-break/>○○○○<text:line-break/>○○○○</text:p>
          </table:table-cell>
          <table:table-cell table:style-name="Tabelle3.G6" office:value-type="string">
            <text:p text:style-name="P21">○○○○<text:line-break/>○○○○<text:line-break/>○○○○<text:line-break/>○○○○</text:p>
          </table:table-cell>
          <table:table-cell table:style-name="Tabelle3.H6" office:value-type="string">
            <text:p text:style-name="P21">○○○○<text:line-break/>○○○○<text:line-break/>○○○○<text:line-break/>○○○○</text:p>
          </table:table-cell>
          <table:table-cell table:style-name="Tabelle3.I6" office:value-type="string">
            <text:p text:style-name="P21">○○○○<text:line-break/>○○○○<text:line-break/>○○○○<text:line-break/>○○○○</text:p>
          </table:table-cell>
          <table:table-cell table:style-name="Tabelle3.J6" office:value-type="string">
            <text:p text:style-name="P21">○○○○<text:line-break/>○○○○<text:line-break/>○○○○<text:line-break/>○○○○</text:p>
          </table:table-cell>
          <table:table-cell table:style-name="Tabelle3.K6" office:value-type="string">
            <text:p text:style-name="P21">○○○○<text:line-break/>○○○○<text:line-break/>○○○○<text:line-break/>○○○○</text:p>
          </table:table-cell>
          <table:table-cell table:style-name="Tabelle3.L6" office:value-type="string">
            <text:p text:style-name="P21">○○○○<text:line-break/>○○○○<text:line-break/>○○○○<text:line-break/>○○○○</text:p>
          </table:table-cell>
        </table:table-row>
      </table:table>
      <text:p text:style-name="P23"><text:span text:style-name="T1">0: </text:span><text:span text:style-name="T2">○○○○ </text:span><text:span text:style-name="T1">1: ●</text:span><text:span text:style-name="T2">○○○○ </text:span><text:span text:style-name="T1">2: ●●</text:span><text:span text:style-name="T2">○○ </text:span><text:span text:style-name="T1">3: ●●●</text:span><text:span text:style-name="T2">○ </text:span><text:span text:style-name="T1">4: ●●●●</text:span><text:span text:style-name="T2"> </text:span><text:span text:style-name="T1">5: </text:span><text:span text:style-name="T3">●●●●</text:span></text:p>
      <text:p text:style-name="P2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 table:style-name="TableLine94037230690048">
          <table:table-cell table:style-name="Tabelle2.A1" table:number-columns-spanned="2" office:value-type="string">
            <text:p text:style-name="P6">Short</text:p>
          </table:table-cell>
          <table:covered-table-cell/>
          <table:table-cell table:style-name="Tabelle2.A1" office:value-type="string">
            <text:p text:style-name="P6">Task</text:p>
          </table:table-cell>
          <table:table-cell table:style-name="Tabelle2.A1" office:value-type="string">
            <text:p text:style-name="P8"/>
          </table:table-cell>
          <table:table-cell table:style-name="Tabelle2.A1" table:number-columns-spanned="2" office:value-type="string">
            <text:p text:style-name="P6">Short</text:p>
          </table:table-cell>
          <table:covered-table-cell/>
          <table:table-cell table:style-name="Tabelle2.A1" office:value-type="string">
            <text:p text:style-name="P7">Task</text:p>
          </table:table-cell>
        </table:table-row>
        <table:table-row table:style-name="TableLine94037210691792"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10"/>
          </table:table-cell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9"/>
          </table:table-cell>
          <table:table-cell table:style-name="Tabelle2.A2" office:value-type="string">
            <text:p text:style-name="P9"/>
          </table:table-cell>
        </table:table-row>
        <table:table-row table:style-name="TableLine94037231234016"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10"/>
          </table:table-cell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9"/>
          </table:table-cell>
          <table:table-cell table:style-name="Tabelle2.A2" office:value-type="string">
            <text:p text:style-name="P9"/>
          </table:table-cell>
        </table:table-row>
        <table:table-row table:style-name="TableLine94037265008400"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10"/>
          </table:table-cell>
          <table:table-cell table:style-name="Tabelle2.A2" office:value-type="string">
            <text:p text:style-name="P9"/>
          </table:table-cell>
          <table:table-cell table:style-name="Tabelle2.B2" office:value-type="string">
            <text:p text:style-name="P9"/>
          </table:table-cell>
          <table:table-cell table:style-name="Tabelle2.A2" office:value-type="string">
            <text:p text:style-name="P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5-13T12:28:59.430820185</dc:date>
    <meta:editing-duration>P1DT9H7M25S</meta:editing-duration>
    <meta:editing-cycles>16</meta:editing-cycles>
    <meta:generator>LibreOffice/6.4.7.2$Linux_X86_64 LibreOffice_project/40$Build-2</meta:generator>
    <meta:document-statistic meta:table-count="3" meta:image-count="0" meta:object-count="0" meta:page-count="1" meta:paragraph-count="104" meta:word-count="331" meta:character-count="1467" meta:non-whitespace-character-count="1240"/>
  </office:meta>
</office:document-meta>
</file>